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c7d7" officeooo:paragraph-rsid="0001c7d7"/>
    </style:style>
    <style:style style:name="P2" style:family="paragraph" style:parent-style-name="Standard" style:list-style-name="L1">
      <style:text-properties officeooo:rsid="0002d742" officeooo:paragraph-rsid="0002d742"/>
    </style:style>
    <style:style style:name="P3" style:family="paragraph" style:parent-style-name="Standard" style:list-style-name="L1">
      <style:text-properties officeooo:rsid="0007687d" officeooo:paragraph-rsid="0007687d"/>
    </style:style>
    <style:style style:name="P4" style:family="paragraph" style:parent-style-name="Standard" style:list-style-name="L1">
      <style:text-properties officeooo:rsid="000aa03a" officeooo:paragraph-rsid="000aa03a"/>
    </style:style>
    <style:style style:name="P5" style:family="paragraph" style:parent-style-name="Standard">
      <style:text-properties officeooo:rsid="000f7c75" officeooo:paragraph-rsid="000f7c75"/>
    </style:style>
    <style:style style:name="P6" style:family="paragraph" style:parent-style-name="Standard">
      <style:text-properties officeooo:rsid="00123088" officeooo:paragraph-rsid="00123088"/>
    </style:style>
    <style:style style:name="P7" style:family="paragraph" style:parent-style-name="Standard">
      <style:text-properties officeooo:rsid="0012f53b" officeooo:paragraph-rsid="0012f53b"/>
    </style:style>
    <style:style style:name="T1" style:family="text">
      <style:text-properties officeooo:rsid="0002d742"/>
    </style:style>
    <style:style style:name="T2" style:family="text">
      <style:text-properties officeooo:rsid="0003876d"/>
    </style:style>
    <style:style style:name="T3" style:family="text">
      <style:text-properties officeooo:rsid="000581f4"/>
    </style:style>
    <style:style style:name="T4" style:family="text">
      <style:text-properties officeooo:rsid="00084c9d"/>
    </style:style>
    <style:style style:name="T5" style:family="text">
      <style:text-properties officeooo:rsid="000be634"/>
    </style:style>
    <style:style style:name="T6" style:family="text">
      <style:text-properties officeooo:rsid="000fc9af"/>
    </style:style>
    <style:style style:name="T7" style:family="text">
      <style:text-properties officeooo:rsid="0010f31b"/>
    </style:style>
    <style:style style:name="T8" style:family="text">
      <style:text-properties officeooo:rsid="0012f5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séance de projet <text:span text:style-name="T1">5</text:span> 07/02/2017</text:p>
      <text:p text:style-name="P1"/>
      <text:list xml:id="list8862607537314398040" text:style-name="L1">
        <text:list-item>
          <text:p text:style-name="P2">Ajo<text:span text:style-name="T2">û</text:span>t de la fonction de paramétrage d'une "deadzone" dans laquelle on dit que la posture assise est correcte. <text:s/><text:span text:style-name="T3">Un cercle vert indique la zone de comfort. Les informations à propos de cette zone sont stockés dans l'objet Chaise conçu pour effectuer tout les calculs.</text:span></text:p>
        </text:list-item>
        <text:list-item>
          <text:p text:style-name="P3">Corrections de bugs dans l'application Android. <text:span text:style-name="T4">Amélioration des performances.</text:span></text:p>
        </text:list-item>
        <text:list-item>
          <text:p text:style-name="P4">Modification du nom bluetooth du shield Arduino <text:span text:style-name="T5">(BTProjetDI6)</text:span></text:p>
        </text:list-item>
      </text:list>
      <text:p text:style-name="P5"/>
      <text:p text:style-name="P5">Objectif pour la prochaine séance:</text:p>
      <text:p text:style-name="P5">Terminer l'impl<text:span text:style-name="T7">é</text:span>mentation du paramétrage de la deadzone et implémentation de la notification <text:span text:style-name="T6">en cas de sortie de la deadzone.</text:span></text:p>
      <text:p text:style-name="P6">Améliorer l'interface <text:span text:style-name="T8">graphique</text:span> de l'application bluetooth.</text:p>
      <text:p text:style-name="P7">Si le temps le permet:</text:p>
      <text:p text:style-name="P7">Améliorer l'autonomie de l'arduino (mise en veille, coupure du bluetooth..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6S</meta:editing-duration>
    <meta:editing-cycles>22</meta:editing-cycles>
    <meta:generator>LibreOffice/5.1.5.2$Windows_x86 LibreOffice_project/7a864d8825610a8c07cfc3bc01dd4fce6a9447e5</meta:generator>
    <dc:date>2017-02-14T21:14:21.428000000</dc:date>
    <meta:document-statistic meta:table-count="0" meta:image-count="0" meta:object-count="0" meta:page-count="1" meta:paragraph-count="9" meta:word-count="116" meta:character-count="768" meta:non-whitespace-character-count="663"/>
    <meta:user-defined meta:name="Info 1"/>
    <meta:user-defined meta:name="Info 2"/>
    <meta:user-defined meta:name="Info 3"/>
    <meta:user-defined meta:name="Info 4"/>
  </office:meta>
</office:document-meta>
</file>